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F70000017A9D414F648DD6F95D.png" manifest:media-type="image/png"/>
  <manifest:file-entry manifest:full-path="Pictures/10000001000002B200000088FF618E1733016C7D.png" manifest:media-type="image/png"/>
  <manifest:file-entry manifest:full-path="Pictures/100000010000044E0000026CC6CAB8412C1C87B4.png" manifest:media-type="image/png"/>
  <manifest:file-entry manifest:full-path="Pictures/10000001000003000000009F56AFB52A59C07518.png" manifest:media-type="image/png"/>
  <manifest:file-entry manifest:full-path="Pictures/10000001000004840000015DD9B49FC8305AA27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Изображение1" text:anchor-type="char" svg:x="-1.699cm" svg:y="-0.492cm" svg:width="14.547cm" svg:height="4.327cm" draw:z-index="0"><draw:image xlink:href="Pictures/10000001000004F70000017A9D414F648DD6F95D.png" xlink:type="simple" xlink:show="embed" xlink:actuate="onLoad" draw:mime-type="image/png"/></draw:frame><draw:frame draw:style-name="fr1" draw:name="Изображение2" text:anchor-type="char" svg:x="-1.233cm" svg:y="4.427cm" svg:width="12.263cm" svg:height="2.417cm" draw:z-index="1"><draw:image xlink:href="Pictures/10000001000002B200000088FF618E1733016C7D.png" xlink:type="simple" xlink:show="embed" xlink:actuate="onLoad" draw:mime-type="image/png"/></draw:frame><draw:frame draw:style-name="fr1" draw:name="Изображение3" text:anchor-type="char" svg:x="5.128cm" svg:y="9.775cm" svg:width="14.18cm" svg:height="7.978cm" draw:z-index="2"><draw:image xlink:href="Pictures/100000010000044E0000026CC6CAB8412C1C87B4.png" xlink:type="simple" xlink:show="embed" xlink:actuate="onLoad" draw:mime-type="image/png"/></draw:frame><draw:frame draw:style-name="fr1" draw:name="Изображение4" text:anchor-type="char" svg:x="14.476cm" svg:y="-0.026cm" svg:width="12.772cm" svg:height="3.856cm" draw:z-index="3"><draw:image xlink:href="Pictures/10000001000004840000015DD9B49FC8305AA272.png" xlink:type="simple" xlink:show="embed" xlink:actuate="onLoad" draw:mime-type="image/png"/></draw:frame><draw:frame draw:style-name="fr1" draw:name="Изображение5" text:anchor-type="char" svg:x="14.571cm" svg:y="4.445cm" svg:width="12.718cm" svg:height="2.633cm" draw:z-index="4"><draw:image xlink:href="Pictures/10000001000003000000009F56AFB52A59C0751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1-26T20:03:47.179000000</dc:date>
    <meta:editing-duration>PT7M</meta:editing-duration>
    <meta:editing-cycles>1</meta:editing-cycles>
    <meta:generator>LibreOffice/7.3.4.2$Windows_X86_64 LibreOffice_project/728fec16bd5f605073805c3c9e7c4212a0120dc5</meta:generator>
    <meta:print-date>2024-01-26T20:04:03.213000000</meta:print-date>
    <meta:document-statistic meta:table-count="0" meta:image-count="5" meta:object-count="0" meta:page-count="1" meta:paragraph-count="0" meta:word-count="0" meta:character-count="0" meta:non-whitespace-character-count="0"/>
  </office:meta>
</office:document-meta>
</file>